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0pt" style:font-size-asian="10pt" style:font-size-complex="10pt"/>
    </style:style>
    <style:style style:name="P5" style:family="paragraph" style:parent-style-name="Standard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6" style:family="paragraph" style:parent-style-name="Standard">
      <style:text-properties fo:color="#000000" style:font-name="Courier New1" fo:font-size="12pt" style:font-size-asian="12pt" style:font-size-complex="12pt"/>
    </style:style>
    <style:style style:name="P7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text-properties fo:color="#000000" style:font-name="Times New Roman" fo:font-size="12pt" style:font-size-asian="12pt" style:font-size-complex="12pt"/>
    </style:style>
    <style:style style:name="P9" style:family="paragraph" style:parent-style-name="Standard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3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4" style:family="text">
      <style:text-properties fo:color="#000000" style:font-name="Courier New1" fo:font-size="12pt" style:font-size-asian="12pt" style:font-size-complex="12pt"/>
    </style:style>
    <style:style style:name="T5" style:family="text">
      <style:text-properties fo:color="#000000" style:font-name="Courier New1" fo:font-size="12pt" style:font-size-asian="12pt" style:font-size-complex="12pt" loext:opacity="100%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size="11pt" style:font-name-asian="Menlo-Regular" style:font-size-asian="11pt" style:font-name-complex="Menlo-Regular" style:font-size-complex="11pt"/>
    </style:style>
    <style:style style:name="T8" style:family="text">
      <style:text-properties loext:opacity="100%"/>
    </style:style>
    <style:style style:name="T9" style:family="text">
      <style:text-properties fo:color="#393a34"/>
    </style:style>
    <style:style style:name="T10" style:family="text">
      <style:text-properties fo:color="#36acaa"/>
    </style:style>
    <style:style style:name="T11" style:family="text">
      <style:text-properties style:font-name="Courier New1"/>
    </style:style>
    <style:style style:name="T12" style:family="text">
      <style:text-properties style:font-name="Courier New1" style:font-name-asian="Menlo-Regular" style:font-name-complex="Menlo-Regular"/>
    </style:style>
    <style:style style:name="T13" style:family="text">
      <style:text-properties style:font-name="Courier New1" style:font-name-asian="Menlo-Regular" style:font-name-complex="Menlo-Regular" loext:opacity="100%"/>
    </style:style>
    <style:style style:name="T14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15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16" style:family="text">
      <style:text-properties style:font-name-asian="Menlo-Regular" style:font-name-complex="Menl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>Dans .condarc (debase et/ou de l'environnement en cours), enlever le channel defaults. Ne garder que le channel conda-forge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4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7">Verifier que le fichier kernel.json ainsi créé est correct 'ie que le python utilisé est bien celui de l'environnement (<text:span text:style-name="T6">/Users/chemon/Library/Jupyter/kernels/locodox_env/</text:span><text:span text:style-name="T6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</text:p>
      <text:p text:style-name="P9">python -m ipykernel install --name locodox_env --user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8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8">-c conda-forge</text:span></text:p>
      <text:p text:style-name="P2"/>
      <text:p text:style-name="P2">Pour ne pas utiliser le channels defaults (desormais payant), ni les channels du fichier .condarc, il faut faire :</text:p>
      <text:p text:style-name="P2"/>
      <text:p text:style-name="P3">conda install <text:span text:style-name="T8">matplotlib -c conda-forge –-</text:span><text:span text:style-name="T7">override-channels</text:span></text:p>
      <text:p text:style-name="P5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  <text:p text:style-name="P2"/>
      <text:p text:style-name="P2"><text:soft-page-break/></text:p>
      <text:p text:style-name="P2"/>
      <text:p text:style-name="P2">Environnement avec uniquement conda-forge (car le channels defaults est désormais payant) :</text:p>
      <text:p text:style-name="P2"/>
      <text:p text:style-name="P1"><text:span text:style-name="Source_20_Text"><text:span text:style-name="T9">conda create </text:span></text:span><text:span text:style-name="Source_20_Text"><text:span text:style-name="T10">--name</text:span></text:span><text:span text:style-name="Source_20_Text"><text:span text:style-name="T9"> locodox_conda_forge </text:span></text:span><text:span text:style-name="Source_20_Text"><text:span text:style-name="T10">python</text:span></text:span><text:span text:style-name="Source_20_Text"><text:span text:style-name="T9">=</text:span></text:span><text:span text:style-name="Source_20_Text"><text:span text:style-name="T10">3.10</text:span></text:span><text:span text:style-name="Source_20_Text"><text:span text:style-name="T9"> </text:span></text:span><text:span text:style-name="Source_20_Text"><text:span text:style-name="T10">--channel</text:span></text:span><text:span text:style-name="Source_20_Text"><text:span text:style-name="T9"> conda-forge –override-channels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add channels conda-forge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remove channels defaults</text:span></text:span><text:span text:style-name="Source_20_Text"><text:span text:style-name="T9"> (mais ca semble ne pas marcher car defaults est toujours dans les channels)</text:span></text:span></text:p>
      <text:p text:style-name="P1"><text:span text:style-name="Source_20_Text"><text:span text:style-name="T9"/></text:span></text:p>
      <text:p text:style-name="P1"><text:span text:style-name="Source_20_Text"><text:span text:style-name="T12">conda config --env --set channel_priority strict</text:span></text:span></text:p>
      <text:p text:style-name="P1"><text:span text:style-name="Source_20_Text"><text:span text:style-name="T12"/></text:span></text:p>
      <text:p text:style-name="P1"><text:span text:style-name="Source_20_Text"><text:span text:style-name="T12">conda config –-show</text:span></text:span></text:p>
      <text:p text:style-name="P1"><text:span text:style-name="Source_20_Text"><text:span text:style-name="T12"/></text:span></text:p>
      <text:p text:style-name="P3"><text:span text:style-name="Source_20_Text"><text:span text:style-name="T14">conda install </text:span></text:span><text:span text:style-name="Source_20_Text"><text:span text:style-name="T15">matplotlib -c conda-forge --</text:span></text:span><text:span text:style-name="Source_20_Text"><text:span text:style-name="T14">override-channels</text:span></text:span></text:p>
      <text:p text:style-name="Standard"><text:span text:style-name="T5">conda install scipy -c conda-forge </text:span><text:span text:style-name="Source_20_Text"><text:span text:style-name="T3">--</text:span></text:span><text:span text:style-name="Source_20_Text"><text:span text:style-name="T3">override-channels</text:span></text:span></text:p>
      <text:p text:style-name="Standard"><text:span text:style-name="T4">conda install argopy </text:span><text:span text:style-name="T4">-c conda-forge </text:span><text:span text:style-name="Source_20_Text"><text:span text:style-name="T2">–-</text:span></text:span><text:span text:style-name="Source_20_Text"><text:span text:style-name="T2">override-channels</text:span></text:span></text:p>
      <text:p text:style-name="P2"><text:span text:style-name="T11">conda install seawater -c conda-forge </text:span><text:span text:style-name="Source_20_Text"><text:span text:style-name="T15">–-</text:span></text:span><text:span text:style-name="Source_20_Text"><text:span text:style-name="T14">override-channels</text:span></text:span></text:p>
      <text:p text:style-name="P2"><text:span text:style-name="Source_20_Text"><text:span text:style-name="T12">conda install cartopy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2"><text:span text:style-name="Source_20_Text"><text:span text:style-name="T11">conda install ipykernel </text:span></text:span><text:span text:style-name="Source_20_Text"><text:span text:style-name="T13">-c conda-forge </text:span></text:span>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T16">python -m ipykernel install --user --name 'locodox_conda_forge'</text:span><text:line-break/>conda install -c conda-forge ipympl <text:span text:style-name="Source_20_Text"><text:span text:style-name="T15">–-</text:span></text:span><text:span text:style-name="Source_20_Text"><text:span text:style-name="T15">override-channels</text:span></text:span></text:p>
      <text:p text:style-name="P6"><text:span text:style-name="Source_20_Text"><text:span text:style-name="T15">conda install -c conda-forge dask –-override-channels</text:span></text:span></text:p>
      <text:p text:style-name="P6"><text:span text:style-name="Source_20_Text"><text:span text:style-name="T15"/></text:span></text:p>
      <text:p text:style-name="P6"><text:span text:style-name="Source_20_Text"><text:span text:style-name="T15">pip install pwlf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11-20T12:59:43</dc:date>
    <meta:editing-duration>PT6H32M20S</meta:editing-duration>
    <meta:editing-cycles>27</meta:editing-cycles>
    <meta:generator>OpenOffice/4.1.6$Unix OpenOffice.org_project/416m1$Build-9790</meta:generator>
    <meta:document-statistic meta:table-count="0" meta:image-count="0" meta:object-count="0" meta:page-count="2" meta:paragraph-count="40" meta:word-count="409" meta:character-count="3014"/>
  </office:meta>
</office:document-meta>
</file>